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k.setMetadata( MetaData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.setPageCountNum( int pageCount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.getPageCount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Reset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ok.ge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